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865cm"/>
    </style:style>
    <style:style style:name="gr3" style:family="graphic" style:parent-style-name="objectwithoutfill">
      <style:graphic-properties draw:stroke="soli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726cm"/>
    </style:style>
    <style:style style:name="gr8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826cm" svg:height="1.207cm" svg:x="0.1cm" svg:y="0.719cm">
          <draw:text-box>
            <text:p>Module M<text:span text:style-name="T1">1</text:span></text:p>
          </draw:text-box>
        </draw:frame>
        <draw:frame draw:style-name="gr2" draw:layer="layout" svg:width="4.365cm" svg:height="1.207cm" svg:x="0.1cm" svg:y="3.269cm">
          <draw:text-box>
            <text:p>Module M<text:span text:style-name="T1">2</text:span></text:p>
          </draw:text-box>
        </draw:frame>
        <draw:line draw:style-name="gr3" draw:text-style-name="P1" draw:layer="layout" svg:x1="3.6cm" svg:y1="1.2cm" svg:x2="16.1cm" svg:y2="1.2cm">
          <text:p/>
        </draw:line>
        <draw:line draw:style-name="gr4" draw:text-style-name="P1" draw:layer="layout" svg:x1="5.3cm" svg:y1="3.73cm" svg:x2="8.7cm" svg:y2="1.2cm">
          <text:p/>
        </draw:line>
        <draw:line draw:style-name="gr4" draw:text-style-name="P1" draw:layer="layout" svg:x1="10.702cm" svg:y1="1.212cm" svg:x2="14.052cm" svg:y2="3.779cm">
          <text:p/>
        </draw:line>
        <draw:line draw:style-name="gr3" draw:text-style-name="P1" draw:layer="layout" svg:x1="3.588cm" svg:y1="3.75cm" svg:x2="16.088cm" svg:y2="3.75cm">
          <text:p/>
        </draw:line>
        <draw:frame draw:style-name="gr5" draw:layer="layout" svg:width="3.715cm" svg:height="1.038cm" svg:x="15.201cm" svg:y="1.238cm">
          <draw:text-box>
            <text:p>Local time</text:p>
          </draw:text-box>
        </draw:frame>
        <draw:frame draw:style-name="gr5" draw:layer="layout" svg:width="3.715cm" svg:height="1.038cm" svg:x="15.201cm" svg:y="3.738cm">
          <draw:text-box>
            <text:p>Local time</text:p>
          </draw:text-box>
        </draw:frame>
        <draw:frame draw:style-name="gr6" draw:layer="layout" svg:width="1.09cm" svg:height="1.038cm" svg:x="6.069cm" svg:y="1.75cm">
          <draw:text-box>
            <text:p>m</text:p>
          </draw:text-box>
        </draw:frame>
        <draw:frame draw:style-name="gr7" draw:layer="layout" svg:width="1.226cm" svg:height="1.038cm" svg:x="12.2cm" svg:y="1.75cm">
          <draw:text-box>
            <text:p>m'</text:p>
          </draw:text-box>
        </draw:frame>
        <draw:frame draw:style-name="gr8" draw:text-style-name="P2" draw:layer="layout" svg:width="2.55cm" svg:height="1.249cm" svg:x="7.3cm" svg:y="-0.03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2.702cm" svg:height="1.251cm" svg:x="10.101cm" svg:y="-0.0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2.568cm" svg:height="1.249cm" svg:x="4.101cm" svg:y="3.7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2.715cm" svg:height="1.249cm" svg:x="12.502cm" svg:y="3.77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8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5-12-03T16:11:38.024229667</dc:date>
    <meta:editing-duration>PT33M35S</meta:editing-duration>
    <meta:editing-cycles>29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sup>
        <mi mathvariant="normal">L</mi>
        <msub>
          <mi mathvariant="normal">M</mi>
          <mn>1</mn>
        </msub>
      </msup>
      <mrow>
        <mo fence="true" stretchy="false">(</mo>
        <mrow>
          <msubsup>
            <mi mathvariant="normal">t</mi>
            <mi mathvariant="normal">r</mi>
            <mi mathvariant="normal">m</mi>
          </msubsup>
        </mrow>
        <mo fence="true" stretchy="false">)</mo>
      </mrow>
    </mrow>
    <annotation encoding="StarMath 5.0">L^{M_1}(t^m_{r})</annotation>
  </semantics>
</math>
</file>

<file path=Object 2/content.xml><?xml version="1.0" encoding="utf-8"?>
<math xmlns="http://www.w3.org/1998/Math/MathML" display="block">
  <semantics>
    <mrow>
      <msup>
        <mi mathvariant="normal">L</mi>
        <msub>
          <mi mathvariant="normal">M</mi>
          <mn>1</mn>
        </msub>
      </msup>
      <mrow>
        <mo fence="true" stretchy="false">(</mo>
        <mrow>
          <msubsup>
            <mi mathvariant="normal">t</mi>
            <mi mathvariant="normal">s</mi>
            <mrow>
              <mi mathvariant="normal">m</mi>
              <mi mathvariant="normal">'</mi>
            </mrow>
          </msubsup>
        </mrow>
        <mo fence="true" stretchy="false">)</mo>
      </mrow>
    </mrow>
    <annotation encoding="StarMath 5.0">L^{M_1}(t^{m'}_{s})</annotation>
  </semantics>
</math>
</file>

<file path=Object 3/content.xml><?xml version="1.0" encoding="utf-8"?>
<math xmlns="http://www.w3.org/1998/Math/MathML" display="block">
  <semantics>
    <mrow>
      <msup>
        <mi mathvariant="normal">L</mi>
        <msub>
          <mi mathvariant="normal">M</mi>
          <mn>2</mn>
        </msub>
      </msup>
      <mrow>
        <mo fence="true" stretchy="false">(</mo>
        <mrow>
          <msubsup>
            <mi mathvariant="normal">t</mi>
            <mi mathvariant="normal">s</mi>
            <mi mathvariant="normal">m</mi>
          </msubsup>
        </mrow>
        <mo fence="true" stretchy="false">)</mo>
      </mrow>
    </mrow>
    <annotation encoding="StarMath 5.0">L^{M_2}(t^m_{s})</annotation>
  </semantics>
</math>
</file>

<file path=Object 4/content.xml><?xml version="1.0" encoding="utf-8"?>
<math xmlns="http://www.w3.org/1998/Math/MathML" display="block">
  <semantics>
    <mrow>
      <msup>
        <mi mathvariant="normal">L</mi>
        <msub>
          <mi mathvariant="normal">M</mi>
          <mn>2</mn>
        </msub>
      </msup>
      <mrow>
        <mo fence="true" stretchy="false">(</mo>
        <mrow>
          <msubsup>
            <mi mathvariant="normal">t</mi>
            <mi mathvariant="normal">r</mi>
            <mrow>
              <mi mathvariant="normal">m</mi>
              <mi mathvariant="normal">'</mi>
            </mrow>
          </msubsup>
        </mrow>
        <mo fence="true" stretchy="false">)</mo>
      </mrow>
    </mrow>
    <annotation encoding="StarMath 5.0">L^{M_2}(t^{m'}_{r})</annotation>
  </semantics>
</math>
</file>